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C IE JG</text:p>
          </table:table-cell>
          <table:table-cell table:number-columns-repeated="2"/>
          <table:table-cell office:value-type="string" calcext:value-type="string">
            <text:p>2x DC JG</text:p>
          </table:table-cell>
          <table:table-cell table:number-columns-repeated="2"/>
          <table:table-cell office:value-type="string" calcext:value-type="string">
            <text:p>DC 2x JG</text:p>
          </table:table-cell>
          <table:table-cell table:number-columns-repeated="2"/>
          <table:table-cell office:value-type="string" calcext:value-type="string">
            <text:p>3x DC</text:p>
          </table:table-cell>
          <table:table-cell table:number-columns-repeated="2"/>
          <table:table-cell office:value-type="string" calcext:value-type="string">
            <text:p>IE JG HoJ (dmg roll)</text:p>
          </table:table-cell>
          <table:table-cell table:number-columns-repeated="2"/>
          <table:table-cell office:value-type="string" calcext:value-type="string">
            <text:p>IE JG HoJ (heal roll)</text:p>
          </table:table-cell>
          <table:table-cell table:number-columns-repeated="2"/>
          <table:table-cell office:value-type="string" calcext:value-type="string">
            <text:p>Champion</text:p>
          </table:table-cell>
          <table:table-cell office:value-type="string" calcext:value-type="string">
            <text:p>Sion 2</text:p>
          </table:table-cell>
        </table:table-row>
        <table:table-row table:style-name="ro1"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AP</text:p>
          </table:table-cell>
          <table:table-cell table:formula="of:=70+70+20" office:value-type="float" office:value="160" calcext:value-type="float">
            <text:p>160</text:p>
          </table:table-cell>
          <table:table-cell/>
          <table:table-cell office:value-type="string" calcext:value-type="string">
            <text:p>AP</text:p>
          </table:table-cell>
          <table:table-cell table:formula="of:=70+20+20" office:value-type="float" office:value="110" calcext:value-type="float">
            <text:p>110</text:p>
          </table:table-cell>
          <table:table-cell/>
          <table:table-cell office:value-type="string" calcext:value-type="string">
            <text:p>AP</text:p>
          </table:table-cell>
          <table:table-cell table:formula="of:=70+70+70" office:value-type="float" office:value="210" calcext:value-type="float">
            <text:p>210</text:p>
          </table:table-cell>
          <table:table-cell/>
          <table:table-cell office:value-type="string" calcext:value-type="string">
            <text:p>AP</text:p>
          </table:table-cell>
          <table:table-cell table:formula="of:=20+30" office:value-type="float" office:value="50" calcext:value-type="float">
            <text:p>50</text:p>
          </table:table-cell>
          <table:table-cell/>
          <table:table-cell office:value-type="string" calcext:value-type="string">
            <text:p>AP</text:p>
          </table:table-cell>
          <table:table-cell table:formula="of:=20+10" office:value-type="float" office:value="30" calcext:value-type="float">
            <text:p>30</text:p>
          </table:table-cell>
          <table:table-cell/>
          <table:table-cell office:value-type="string" calcext:value-type="string">
            <text:p>Socialit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st AP Damage</text:p>
          </table:table-cell>
          <table:table-cell table:formula="of:=[.B2]*(100+[.B3])/100" office:value-type="float" office:value="684" calcext:value-type="float">
            <text:p>684</text:p>
          </table:table-cell>
          <table:table-cell/>
          <table:table-cell office:value-type="string" calcext:value-type="string">
            <text:p>Post AP Damage</text:p>
          </table:table-cell>
          <table:table-cell table:formula="of:=[.E2]*(100+[.E3])/100" office:value-type="float" office:value="936" calcext:value-type="float">
            <text:p>936</text:p>
          </table:table-cell>
          <table:table-cell/>
          <table:table-cell office:value-type="string" calcext:value-type="string">
            <text:p>Post AP Damage</text:p>
          </table:table-cell>
          <table:table-cell table:formula="of:=[.H2]*(100+[.H3])/100" office:value-type="float" office:value="756" calcext:value-type="float">
            <text:p>756</text:p>
          </table:table-cell>
          <table:table-cell/>
          <table:table-cell office:value-type="string" calcext:value-type="string">
            <text:p>Post AP Damage</text:p>
          </table:table-cell>
          <table:table-cell table:formula="of:=[.K2]*(100+[.K3])/100" office:value-type="float" office:value="1116" calcext:value-type="float">
            <text:p>1116</text:p>
          </table:table-cell>
          <table:table-cell/>
          <table:table-cell office:value-type="string" calcext:value-type="string">
            <text:p>Post AP Damage</text:p>
          </table:table-cell>
          <table:table-cell table:formula="of:=[.N2]*(100+[.N3])/100" office:value-type="float" office:value="540" calcext:value-type="float">
            <text:p>540</text:p>
          </table:table-cell>
          <table:table-cell/>
          <table:table-cell office:value-type="string" calcext:value-type="string">
            <text:p>Post AP Damage</text:p>
          </table:table-cell>
          <table:table-cell table:formula="of:=[.Q2]*(100+[.Q3])/100" office:value-type="float" office:value="468" calcext:value-type="float">
            <text:p>468</text:p>
          </table:table-cell>
          <table:table-cell/>
          <table:table-cell office:value-type="string" calcext:value-type="string">
            <text:p>Imperial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rit damage</text:p>
          </table:table-cell>
          <table:table-cell table:formula="of:=1.3+0.1+0.3+0.15" office:value-type="float" office:value="1.85" calcext:value-type="float">
            <text:p>1.85</text:p>
          </table:table-cell>
          <table:table-cell/>
          <table:table-cell office:value-type="string" calcext:value-type="string">
            <text:p>Crit damage</text:p>
          </table:table-cell>
          <table:table-cell table:formula="of:=0.6+0.4*1.6" office:value-type="float" office:value="1.24" calcext:value-type="float">
            <text:p>1.24</text:p>
          </table:table-cell>
          <table:table-cell/>
          <table:table-cell office:value-type="string" calcext:value-type="string">
            <text:p>Crit damage</text:p>
          </table:table-cell>
          <table:table-cell table:formula="of:=0.45+0.55*1.9" office:value-type="float" office:value="1.495" calcext:value-type="float">
            <text:p>1.495</text:p>
          </table:table-cell>
          <table:table-cell/>
          <table:table-cell office:value-type="string" calcext:value-type="string">
            <text:p>Crit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t damage</text:p>
          </table:table-cell>
          <table:table-cell table:formula="of:=1.3+0.1+0.3+0.15+0.15" office:value-type="float" office:value="2" calcext:value-type="float">
            <text:p>2</text:p>
          </table:table-cell>
          <table:table-cell/>
          <table:table-cell office:value-type="string" calcext:value-type="string">
            <text:p>Crit damage</text:p>
          </table:table-cell>
          <table:table-cell table:formula="of:=1.3+0.1+0.3+0.15+0.15" office:value-type="float" office:value="2" calcext:value-type="float">
            <text:p>2</text:p>
          </table:table-cell>
          <table:table-cell/>
          <table:table-cell office:value-type="string" calcext:value-type="string">
            <text:p>Socialite Bonus</text:p>
          </table:table-cell>
          <table:table-cell table:formula="of:=IF([.T3];1.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Imperial Bonus</text:p>
          </table:table-cell>
          <table:table-cell table:formula="of:=IF([.T4];1.75;1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Enemy M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4]*[.B5]*[.B6]*[.B7]" office:value-type="float" office:value="2214.45" calcext:value-type="float">
            <text:p>2214.45</text:p>
          </table:table-cell>
          <table:table-cell table:number-columns-repeated="2"/>
          <table:table-cell table:formula="of:=[.E4]*[.E5]*[.E6]*[.E7]" office:value-type="float" office:value="2031.12" calcext:value-type="float">
            <text:p>2031.12</text:p>
          </table:table-cell>
          <table:table-cell table:number-columns-repeated="2"/>
          <table:table-cell table:formula="of:=[.H4]*[.H5]*[.H6]*[.H7]" office:value-type="float" office:value="1977.885" calcext:value-type="float">
            <text:p>1977.885</text:p>
          </table:table-cell>
          <table:table-cell table:number-columns-repeated="2"/>
          <table:table-cell table:formula="of:=[.K4]*[.K5]*[.K6]*[.K7]" office:value-type="float" office:value="1953" calcext:value-type="float">
            <text:p>1953</text:p>
          </table:table-cell>
          <table:table-cell table:number-columns-repeated="2"/>
          <table:table-cell table:formula="of:=[.N4]*[.N5]*[.N6]*[.N7]" office:value-type="float" office:value="1890" calcext:value-type="float">
            <text:p>1890</text:p>
          </table:table-cell>
          <table:table-cell table:number-columns-repeated="2"/>
          <table:table-cell table:formula="of:=[.Q4]*[.Q5]*[.Q6]*[.Q7]"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/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/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/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/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/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Mitigation</text:p>
          </table:table-cell>
          <table:table-cell table:formula="of:=[.B8]*100/(100+[.B9])" office:value-type="float" office:value="1703.42307692308" calcext:value-type="float">
            <text:p>1703.42307692308</text:p>
          </table:table-cell>
          <table:table-cell/>
          <table:table-cell office:value-type="string" calcext:value-type="string">
            <text:p>Post Mitigation</text:p>
          </table:table-cell>
          <table:table-cell table:formula="of:=[.E8]*100/(100+[.E9])" office:value-type="float" office:value="1562.4" calcext:value-type="float">
            <text:p>1562.4</text:p>
          </table:table-cell>
          <table:table-cell/>
          <table:table-cell office:value-type="string" calcext:value-type="string">
            <text:p>Post Mitigation</text:p>
          </table:table-cell>
          <table:table-cell table:formula="of:=[.H8]*100/(100+[.H9])" office:value-type="float" office:value="1521.45" calcext:value-type="float">
            <text:p>1521.45</text:p>
          </table:table-cell>
          <table:table-cell/>
          <table:table-cell office:value-type="string" calcext:value-type="string">
            <text:p>Post Mitigation</text:p>
          </table:table-cell>
          <table:table-cell table:formula="of:=[.K8]*100/(100+[.K9])" office:value-type="float" office:value="1502.30769230769" calcext:value-type="float">
            <text:p>1502.30769230769</text:p>
          </table:table-cell>
          <table:table-cell/>
          <table:table-cell office:value-type="string" calcext:value-type="string">
            <text:p>Post Mitigation</text:p>
          </table:table-cell>
          <table:table-cell table:formula="of:=[.N8]*100/(100+[.N9])" office:value-type="float" office:value="1453.84615384615" calcext:value-type="float">
            <text:p>1453.84615384615</text:p>
          </table:table-cell>
          <table:table-cell/>
          <table:table-cell office:value-type="string" calcext:value-type="string">
            <text:p>Post Mitigation</text:p>
          </table:table-cell>
          <table:table-cell table:formula="of:=[.Q8]*100/(100+[.Q9])"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E 2x JG</text:p>
          </table:table-cell>
          <table:table-cell table:number-columns-repeated="2"/>
          <table:table-cell office:value-type="string" calcext:value-type="string">
            <text:p>3x J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P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st AP Damage</text:p>
          </table:table-cell>
          <table:table-cell table:formula="of:=[.B13]*(100+[.B14])/100" office:value-type="float" office:value="504" calcext:value-type="float">
            <text:p>504</text:p>
          </table:table-cell>
          <table:table-cell/>
          <table:table-cell office:value-type="string" calcext:value-type="string">
            <text:p>Post AP Damage</text:p>
          </table:table-cell>
          <table:table-cell table:formula="of:=[.E13]*(100+[.E14])/100" office:value-type="float" office:value="576" calcext:value-type="float">
            <text:p>5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it damage</text:p>
          </table:table-cell>
          <table:table-cell table:formula="of:=1.3+0.1+0.3+0.15+0.3+0.15" office:value-type="float" office:value="2.3" calcext:value-type="float">
            <text:p>2.3</text:p>
          </table:table-cell>
          <table:table-cell/>
          <table:table-cell office:value-type="string" calcext:value-type="string">
            <text:p>Crit damage</text:p>
          </table:table-cell>
          <table:table-cell table:formula="of:=0.3+0.7*2.2" office:value-type="float" office:value="1.84" calcext:value-type="float">
            <text:p>1.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 table:number-columns-repeated="15"/>
        </table:table-row>
        <table:table-row table:style-name="ro1">
          <table:table-cell/>
          <table:table-cell table:formula="of:=[.B15]*[.B16]*[.B17]*[.B18]" office:value-type="float" office:value="2028.6" calcext:value-type="float">
            <text:p>2028.6</text:p>
          </table:table-cell>
          <table:table-cell table:number-columns-repeated="2"/>
          <table:table-cell table:formula="of:=[.E15]*[.E16]*[.E17]*[.E18]" office:value-type="float" office:value="1854.72" calcext:value-type="float">
            <text:p>1854.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/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st Mitigation</text:p>
          </table:table-cell>
          <table:table-cell table:formula="of:=[.B19]*100/(100+[.B20])" office:value-type="float" office:value="1560.46153846154" calcext:value-type="float">
            <text:p>1560.46153846154</text:p>
          </table:table-cell>
          <table:table-cell/>
          <table:table-cell office:value-type="string" calcext:value-type="string">
            <text:p>Post Mitigation</text:p>
          </table:table-cell>
          <table:table-cell table:formula="of:=[.E19]*100/(100+[.E20])" office:value-type="float" office:value="1426.70769230769" calcext:value-type="float">
            <text:p>1426.70769230769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x DC</text:p>
          </table:table-cell>
          <table:table-cell table:number-columns-repeated="2"/>
          <table:table-cell office:value-type="string" calcext:value-type="string">
            <text:p>IE JG</text:p>
          </table:table-cell>
          <table:table-cell table:number-columns-repeated="2"/>
          <table:table-cell office:value-type="string" calcext:value-type="string">
            <text:p>2x J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A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P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 AP Damage</text:p>
          </table:table-cell>
          <table:table-cell table:formula="of:=[.B24]*(100+[.B25])/100" office:value-type="float" office:value="864" calcext:value-type="float">
            <text:p>864</text:p>
          </table:table-cell>
          <table:table-cell/>
          <table:table-cell office:value-type="string" calcext:value-type="string">
            <text:p>Post AP Damage</text:p>
          </table:table-cell>
          <table:table-cell table:formula="of:=[.E24]*(100+[.E25])/100" office:value-type="float" office:value="432" calcext:value-type="float">
            <text:p>432</text:p>
          </table:table-cell>
          <table:table-cell/>
          <table:table-cell office:value-type="string" calcext:value-type="string">
            <text:p>Post AP Damage</text:p>
          </table:table-cell>
          <table:table-cell table:formula="of:=[.H24]*(100+[.H25])/100" office:value-type="float" office:value="504" calcext:value-type="float">
            <text:p>5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it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t damage</text:p>
          </table:table-cell>
          <table:table-cell table:formula="of:=1.3+0.1+0.35+0.15" office:value-type="float" office:value="1.9" calcext:value-type="float">
            <text:p>1.9</text:p>
          </table:table-cell>
          <table:table-cell/>
          <table:table-cell office:value-type="string" calcext:value-type="string">
            <text:p>Crit damage</text:p>
          </table:table-cell>
          <table:table-cell table:formula="of:=0.45+0.55*1.9" office:value-type="float" office:value="1.495" calcext:value-type="float">
            <text:p>1.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 table:number-columns-repeated="12"/>
        </table:table-row>
        <table:table-row table:style-name="ro1">
          <table:table-cell/>
          <table:table-cell table:formula="of:=[.B26]*[.B27]*[.B28]*[.B29]" office:value-type="float" office:value="1512" calcext:value-type="float">
            <text:p>1512</text:p>
          </table:table-cell>
          <table:table-cell table:number-columns-repeated="2"/>
          <table:table-cell table:formula="of:=[.E26]*[.E27]*[.E28]*[.E29]" office:value-type="float" office:value="1436.4" calcext:value-type="float">
            <text:p>1436.4</text:p>
          </table:table-cell>
          <table:table-cell table:number-columns-repeated="2"/>
          <table:table-cell table:formula="of:=[.H26]*[.H27]*[.H28]*[.H29]" office:value-type="float" office:value="1318.59" calcext:value-type="float">
            <text:p>1318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/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/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 Mitigation</text:p>
          </table:table-cell>
          <table:table-cell table:formula="of:=[.B30]*100/(100+[.B31])" office:value-type="float" office:value="1163.07692307692" calcext:value-type="float">
            <text:p>1163.07692307692</text:p>
          </table:table-cell>
          <table:table-cell/>
          <table:table-cell office:value-type="string" calcext:value-type="string">
            <text:p>Post Mitigation</text:p>
          </table:table-cell>
          <table:table-cell table:formula="of:=[.E30]*100/(100+[.E31])" office:value-type="float" office:value="1104.92307692308" calcext:value-type="float">
            <text:p>1104.92307692308</text:p>
          </table:table-cell>
          <table:table-cell/>
          <table:table-cell office:value-type="string" calcext:value-type="string">
            <text:p>Post Mitigation</text:p>
          </table:table-cell>
          <table:table-cell table:formula="of:=[.H30]*100/(100+[.H31])" office:value-type="float" office:value="1014.3" calcext:value-type="float">
            <text:p>1014.3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/>
          <table:table-cell office:value-type="string" calcext:value-type="string">
            <text:p>Base Damage</text:p>
          </table:table-cell>
          <table:table-cell table:formula="of:=[.T2]" office:value-type="float" office:value="360" calcext:value-type="float">
            <text:p>36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AP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st AP Damage</text:p>
          </table:table-cell>
          <table:table-cell table:formula="of:=[.B35]*(100+[.B36])/100" office:value-type="float" office:value="612" calcext:value-type="float">
            <text:p>612</text:p>
          </table:table-cell>
          <table:table-cell/>
          <table:table-cell office:value-type="string" calcext:value-type="string">
            <text:p>Post AP Damage</text:p>
          </table:table-cell>
          <table:table-cell table:formula="of:=[.E35]*(100+[.E36])/100" office:value-type="float" office:value="432" calcext:value-type="float">
            <text:p>4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it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t damage</text:p>
          </table:table-cell>
          <table:table-cell table:formula="of:=0.6+0.4*1.6" office:value-type="float" office:value="1.24" calcext:value-type="float">
            <text:p>1.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/>
          <table:table-cell office:value-type="string" calcext:value-type="string">
            <text:p>Socialite Bonus</text:p>
          </table:table-cell>
          <table:table-cell table:formula="of:=[.T5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/>
          <table:table-cell office:value-type="string" calcext:value-type="string">
            <text:p>Imperial Bonus</text:p>
          </table:table-cell>
          <table:table-cell table:formula="of:=[.T6]" office:value-type="float" office:value="1.75" calcext:value-type="float">
            <text:p>1.75</text:p>
          </table:table-cell>
          <table:table-cell table:number-columns-repeated="15"/>
        </table:table-row>
        <table:table-row table:style-name="ro1">
          <table:table-cell/>
          <table:table-cell table:formula="of:=[.B37]*[.B38]*[.B39]*[.B40]" office:value-type="float" office:value="1071" calcext:value-type="float">
            <text:p>1071</text:p>
          </table:table-cell>
          <table:table-cell table:number-columns-repeated="2"/>
          <table:table-cell table:formula="of:=[.E37]*[.E38]*[.E39]*[.E40]" office:value-type="float" office:value="937.44" calcext:value-type="float">
            <text:p>937.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/>
          <table:table-cell office:value-type="string" calcext:value-type="string">
            <text:p>MR</text:p>
          </table:table-cell>
          <table:table-cell table:formula="of:=[.T7]"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st Mitigation</text:p>
          </table:table-cell>
          <table:table-cell table:formula="of:=[.B41]*100/(100+[.B42])" office:value-type="float" office:value="823.846153846154" calcext:value-type="float">
            <text:p>823.846153846154</text:p>
          </table:table-cell>
          <table:table-cell/>
          <table:table-cell office:value-type="string" calcext:value-type="string">
            <text:p>Post Mitigation</text:p>
          </table:table-cell>
          <table:table-cell table:formula="of:=[.E41]*100/(100+[.E42])" office:value-type="float" office:value="721.107692307692" calcext:value-type="float">
            <text:p>721.10769230769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00:10:23.564000000</meta:creation-date>
    <dc:date>2021-11-18T01:05:20.835000000</dc:date>
    <meta:editing-duration>PT23M53S</meta:editing-duration>
    <meta:editing-cycles>6</meta:editing-cycles>
    <meta:generator>LibreOffice/7.1.5.2$Windows_X86_64 LibreOffice_project/85f04e9f809797b8199d13c421bd8a2b025d52b5</meta:generator>
    <meta:document-statistic meta:table-count="1" meta:cell-count="248" meta:object-count="0"/>
  </office:meta>
</office:document-meta>
</file>